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666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nchmark_beanfarm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#Nants <text:s/>#Nbeams <text:s/>#Npol <text:s/>#Nchans <text:s/>#Naccumulate <text:s/>#Nchunks <text:s/>#Nthreads <text:s/>#Nops <text:s/>#Benchmark(s) <text:s/>#Performance(Tops/s) <text:s/>#Realtime_fraction</text:p>
          </table:table-cell>
          <table:table-cell office:value-type="string" calcext:value-type="string">
            <text:p>Nbeam</text:p>
          </table:table-cell>
          <table:table-cell office:value-type="string" calcext:value-type="string">
            <text:p>Nchans</text:p>
          </table:table-cell>
          <table:table-cell/>
          <table:table-cell office:value-type="string" calcext:value-type="string">
            <text:p>Naccumalte</text:p>
          </table:table-cell>
          <table:table-cell office:value-type="string" calcext:value-type="string">
            <text:p>Nchunks</text:p>
          </table:table-cell>
          <table:table-cell office:value-type="string" calcext:value-type="string">
            <text:p>Nthreads</text:p>
          </table:table-cell>
          <table:table-cell office:value-type="string" calcext:value-type="string">
            <text:p>Nops</text:p>
          </table:table-cell>
          <table:table-cell office:value-type="string" calcext:value-type="string">
            <text:p>Benchmark(s)</text:p>
          </table:table-cell>
          <table:table-cell office:value-type="string" calcext:value-type="string">
            <text:p>Performance(Tops/s)</text:p>
          </table:table-cell>
          <table:table-cell office:value-type="string" calcext:value-type="string">
            <text:p>Realtime_fraction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26738700000" calcext:value-type="float">
            <text:p>26738700000</text:p>
          </table:table-cell>
          <table:table-cell office:value-type="float" office:value="0.00247609" calcext:value-type="float">
            <text:p>0.00247609</text:p>
          </table:table-cell>
          <table:table-cell office:value-type="float" office:value="10.7988" calcext:value-type="float">
            <text:p>10.7988</text:p>
          </table:table-cell>
          <table:table-cell office:value-type="float" office:value="0.0101067" calcext:value-type="float">
            <text:p>0.01010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53582200000" calcext:value-type="float">
            <text:p>53582200000</text:p>
          </table:table-cell>
          <table:table-cell office:value-type="float" office:value="0.00418907" calcext:value-type="float">
            <text:p>0.00418907</text:p>
          </table:table-cell>
          <table:table-cell office:value-type="float" office:value="12.791" calcext:value-type="float">
            <text:p>12.791</text:p>
          </table:table-cell>
          <table:table-cell office:value-type="float" office:value="0.0170986" calcext:value-type="float">
            <text:p>0.01709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07269000000" calcext:value-type="float">
            <text:p>107269000000</text:p>
          </table:table-cell>
          <table:table-cell office:value-type="float" office:value="0.00804487" calcext:value-type="float">
            <text:p>0.00804487</text:p>
          </table:table-cell>
          <table:table-cell office:value-type="float" office:value="13.3339" calcext:value-type="float">
            <text:p>13.3339</text:p>
          </table:table-cell>
          <table:table-cell office:value-type="float" office:value="0.032837" calcext:value-type="float">
            <text:p>0.0328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53477400000" calcext:value-type="float">
            <text:p>53477400000</text:p>
          </table:table-cell>
          <table:table-cell office:value-type="float" office:value="0.00492304" calcext:value-type="float">
            <text:p>0.00492304</text:p>
          </table:table-cell>
          <table:table-cell office:value-type="float" office:value="10.8627" calcext:value-type="float">
            <text:p>10.8627</text:p>
          </table:table-cell>
          <table:table-cell office:value-type="float" office:value="0.0200945" calcext:value-type="float">
            <text:p>0.0200945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07164000000" calcext:value-type="float">
            <text:p>107164000000</text:p>
          </table:table-cell>
          <table:table-cell office:value-type="float" office:value="0.00833726" calcext:value-type="float">
            <text:p>0.00833726</text:p>
          </table:table-cell>
          <table:table-cell office:value-type="float" office:value="12.8537" calcext:value-type="float">
            <text:p>12.8537</text:p>
          </table:table-cell>
          <table:table-cell office:value-type="float" office:value="0.0340304" calcext:value-type="float">
            <text:p>0.03403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214539000000" calcext:value-type="float">
            <text:p>214539000000</text:p>
          </table:table-cell>
          <table:table-cell office:value-type="float" office:value="0.0160333" calcext:value-type="float">
            <text:p>0.0160333</text:p>
          </table:table-cell>
          <table:table-cell office:value-type="float" office:value="13.3808" calcext:value-type="float">
            <text:p>13.3808</text:p>
          </table:table-cell>
          <table:table-cell office:value-type="float" office:value="0.0654435" calcext:value-type="float">
            <text:p>0.06544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80216100000" calcext:value-type="float">
            <text:p>80216100000</text:p>
          </table:table-cell>
          <table:table-cell office:value-type="float" office:value="0.00736487" calcext:value-type="float">
            <text:p>0.00736487</text:p>
          </table:table-cell>
          <table:table-cell office:value-type="float" office:value="10.8917" calcext:value-type="float">
            <text:p>10.8917</text:p>
          </table:table-cell>
          <table:table-cell office:value-type="float" office:value="0.0300614" calcext:value-type="float">
            <text:p>0.03006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60747000000" calcext:value-type="float">
            <text:p>160747000000</text:p>
          </table:table-cell>
          <table:table-cell office:value-type="float" office:value="0.0124801" calcext:value-type="float">
            <text:p>0.0124801</text:p>
          </table:table-cell>
          <table:table-cell office:value-type="float" office:value="12.8802" calcext:value-type="float">
            <text:p>12.8802</text:p>
          </table:table-cell>
          <table:table-cell office:value-type="float" office:value="0.0509403" calcext:value-type="float">
            <text:p>0.05094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321808000000" calcext:value-type="float">
            <text:p>321808000000</text:p>
          </table:table-cell>
          <table:table-cell office:value-type="float" office:value="0.0240092" calcext:value-type="float">
            <text:p>0.0240092</text:p>
          </table:table-cell>
          <table:table-cell office:value-type="float" office:value="13.4035" calcext:value-type="float">
            <text:p>13.4035</text:p>
          </table:table-cell>
          <table:table-cell office:value-type="float" office:value="0.097999" calcext:value-type="float">
            <text:p>0.0979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06955000000" calcext:value-type="float">
            <text:p>106955000000</text:p>
          </table:table-cell>
          <table:table-cell office:value-type="float" office:value="0.00980625" calcext:value-type="float">
            <text:p>0.00980625</text:p>
          </table:table-cell>
          <table:table-cell office:value-type="float" office:value="10.9068" calcext:value-type="float">
            <text:p>10.9068</text:p>
          </table:table-cell>
          <table:table-cell office:value-type="float" office:value="0.0400264" calcext:value-type="float">
            <text:p>0.04002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214329000000" calcext:value-type="float">
            <text:p>214329000000</text:p>
          </table:table-cell>
          <table:table-cell office:value-type="float" office:value="0.0166107" calcext:value-type="float">
            <text:p>0.0166107</text:p>
          </table:table-cell>
          <table:table-cell office:value-type="float" office:value="12.9031" calcext:value-type="float">
            <text:p>12.9031</text:p>
          </table:table-cell>
          <table:table-cell office:value-type="float" office:value="0.0678003" calcext:value-type="float">
            <text:p>0.0678003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429077000000" calcext:value-type="float">
            <text:p>429077000000</text:p>
          </table:table-cell>
          <table:table-cell office:value-type="float" office:value="0.031954" calcext:value-type="float">
            <text:p>0.031954</text:p>
          </table:table-cell>
          <table:table-cell office:value-type="float" office:value="13.428" calcext:value-type="float">
            <text:p>13.428</text:p>
          </table:table-cell>
          <table:table-cell office:value-type="float" office:value="0.130427" calcext:value-type="float">
            <text:p>0.1304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33693000000" calcext:value-type="float">
            <text:p>133693000000</text:p>
          </table:table-cell>
          <table:table-cell office:value-type="float" office:value="0.0122497" calcext:value-type="float">
            <text:p>0.0122497</text:p>
          </table:table-cell>
          <table:table-cell office:value-type="float" office:value="10.914" calcext:value-type="float">
            <text:p>10.914</text:p>
          </table:table-cell>
          <table:table-cell office:value-type="float" office:value="0.0499999" calcext:value-type="float">
            <text:p>0.04999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267911000000" calcext:value-type="float">
            <text:p>267911000000</text:p>
          </table:table-cell>
          <table:table-cell office:value-type="float" office:value="0.0207415" calcext:value-type="float">
            <text:p>0.0207415</text:p>
          </table:table-cell>
          <table:table-cell office:value-type="float" office:value="12.9167" calcext:value-type="float">
            <text:p>12.9167</text:p>
          </table:table-cell>
          <table:table-cell office:value-type="float" office:value="0.0846611" calcext:value-type="float">
            <text:p>0.08466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536347000000" calcext:value-type="float">
            <text:p>536347000000</text:p>
          </table:table-cell>
          <table:table-cell office:value-type="float" office:value="0.0399003" calcext:value-type="float">
            <text:p>0.0399003</text:p>
          </table:table-cell>
          <table:table-cell office:value-type="float" office:value="13.4422" calcext:value-type="float">
            <text:p>13.4422</text:p>
          </table:table-cell>
          <table:table-cell office:value-type="float" office:value="0.162862" calcext:value-type="float">
            <text:p>0.1628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60432000000" calcext:value-type="float">
            <text:p>160432000000</text:p>
          </table:table-cell>
          <table:table-cell office:value-type="float" office:value="0.0146931" calcext:value-type="float">
            <text:p>0.0146931</text:p>
          </table:table-cell>
          <table:table-cell office:value-type="float" office:value="10.9189" calcext:value-type="float">
            <text:p>10.9189</text:p>
          </table:table-cell>
          <table:table-cell office:value-type="float" office:value="0.0599732" calcext:value-type="float">
            <text:p>0.05997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321493000000" calcext:value-type="float">
            <text:p>321493000000</text:p>
          </table:table-cell>
          <table:table-cell office:value-type="float" office:value="0.0248779" calcext:value-type="float">
            <text:p>0.0248779</text:p>
          </table:table-cell>
          <table:table-cell office:value-type="float" office:value="12.9229" calcext:value-type="float">
            <text:p>12.9229</text:p>
          </table:table-cell>
          <table:table-cell office:value-type="float" office:value="0.101545" calcext:value-type="float">
            <text:p>0.1015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643616000000" calcext:value-type="float">
            <text:p>643616000000</text:p>
          </table:table-cell>
          <table:table-cell office:value-type="float" office:value="0.0478493" calcext:value-type="float">
            <text:p>0.0478493</text:p>
          </table:table-cell>
          <table:table-cell office:value-type="float" office:value="13.4509" calcext:value-type="float">
            <text:p>13.4509</text:p>
          </table:table-cell>
          <table:table-cell office:value-type="float" office:value="0.195308" calcext:value-type="float">
            <text:p>0.1953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87171000000" calcext:value-type="float">
            <text:p>187171000000</text:p>
          </table:table-cell>
          <table:table-cell office:value-type="float" office:value="0.0171392" calcext:value-type="float">
            <text:p>0.0171392</text:p>
          </table:table-cell>
          <table:table-cell office:value-type="float" office:value="10.9206" calcext:value-type="float">
            <text:p>10.9206</text:p>
          </table:table-cell>
          <table:table-cell office:value-type="float" office:value="0.0699575" calcext:value-type="float">
            <text:p>0.06995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375076000000" calcext:value-type="float">
            <text:p>375076000000</text:p>
          </table:table-cell>
          <table:table-cell office:value-type="float" office:value="0.0290146" calcext:value-type="float">
            <text:p>0.0290146</text:p>
          </table:table-cell>
          <table:table-cell office:value-type="float" office:value="12.9271" calcext:value-type="float">
            <text:p>12.9271</text:p>
          </table:table-cell>
          <table:table-cell office:value-type="float" office:value="0.11843" calcext:value-type="float">
            <text:p>0.118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750885000000" calcext:value-type="float">
            <text:p>750885000000</text:p>
          </table:table-cell>
          <table:table-cell office:value-type="float" office:value="0.055821" calcext:value-type="float">
            <text:p>0.055821</text:p>
          </table:table-cell>
          <table:table-cell office:value-type="float" office:value="13.4517" calcext:value-type="float">
            <text:p>13.4517</text:p>
          </table:table-cell>
          <table:table-cell office:value-type="float" office:value="0.227846" calcext:value-type="float">
            <text:p>0.2278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213910000000" calcext:value-type="float">
            <text:p>213910000000</text:p>
          </table:table-cell>
          <table:table-cell office:value-type="float" office:value="0.0195846" calcext:value-type="float">
            <text:p>0.0195846</text:p>
          </table:table-cell>
          <table:table-cell office:value-type="float" office:value="10.9223" calcext:value-type="float">
            <text:p>10.9223</text:p>
          </table:table-cell>
          <table:table-cell office:value-type="float" office:value="0.079939" calcext:value-type="float">
            <text:p>0.0799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428658000000" calcext:value-type="float">
            <text:p>428658000000</text:p>
          </table:table-cell>
          <table:table-cell office:value-type="float" office:value="0.0331932" calcext:value-type="float">
            <text:p>0.0331932</text:p>
          </table:table-cell>
          <table:table-cell office:value-type="float" office:value="12.914" calcext:value-type="float">
            <text:p>12.914</text:p>
          </table:table-cell>
          <table:table-cell office:value-type="float" office:value="0.135486" calcext:value-type="float">
            <text:p>0.1354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858155000000" calcext:value-type="float">
            <text:p>858155000000</text:p>
          </table:table-cell>
          <table:table-cell office:value-type="float" office:value="0.0638243" calcext:value-type="float">
            <text:p>0.0638243</text:p>
          </table:table-cell>
          <table:table-cell office:value-type="float" office:value="13.4456" calcext:value-type="float">
            <text:p>13.4456</text:p>
          </table:table-cell>
          <table:table-cell office:value-type="float" office:value="0.260513" calcext:value-type="float">
            <text:p>0.2605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240648000000" calcext:value-type="float">
            <text:p>240648000000</text:p>
          </table:table-cell>
          <table:table-cell office:value-type="float" office:value="0.0220269" calcext:value-type="float">
            <text:p>0.0220269</text:p>
          </table:table-cell>
          <table:table-cell office:value-type="float" office:value="10.9252" calcext:value-type="float">
            <text:p>10.9252</text:p>
          </table:table-cell>
          <table:table-cell office:value-type="float" office:value="0.0899078" calcext:value-type="float">
            <text:p>0.08990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482240000000" calcext:value-type="float">
            <text:p>482240000000</text:p>
          </table:table-cell>
          <table:table-cell office:value-type="float" office:value="0.0373353" calcext:value-type="float">
            <text:p>0.0373353</text:p>
          </table:table-cell>
          <table:table-cell office:value-type="float" office:value="12.9165" calcext:value-type="float">
            <text:p>12.9165</text:p>
          </table:table-cell>
          <table:table-cell office:value-type="float" office:value="0.152392" calcext:value-type="float">
            <text:p>0.1523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965424000000" calcext:value-type="float">
            <text:p>965424000000</text:p>
          </table:table-cell>
          <table:table-cell office:value-type="float" office:value="0.0718426" calcext:value-type="float">
            <text:p>0.0718426</text:p>
          </table:table-cell>
          <table:table-cell office:value-type="float" office:value="13.438" calcext:value-type="float">
            <text:p>13.438</text:p>
          </table:table-cell>
          <table:table-cell office:value-type="float" office:value="0.293242" calcext:value-type="float">
            <text:p>0.2932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267387000000" calcext:value-type="float">
            <text:p>267387000000</text:p>
          </table:table-cell>
          <table:table-cell office:value-type="float" office:value="0.0244701" calcext:value-type="float">
            <text:p>0.0244701</text:p>
          </table:table-cell>
          <table:table-cell office:value-type="float" office:value="10.9271" calcext:value-type="float">
            <text:p>10.9271</text:p>
          </table:table-cell>
          <table:table-cell office:value-type="float" office:value="0.0998802" calcext:value-type="float">
            <text:p>0.09988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535822000000" calcext:value-type="float">
            <text:p>535822000000</text:p>
          </table:table-cell>
          <table:table-cell office:value-type="float" office:value="0.0414665" calcext:value-type="float">
            <text:p>0.0414665</text:p>
          </table:table-cell>
          <table:table-cell office:value-type="float" office:value="12.9218" calcext:value-type="float">
            <text:p>12.9218</text:p>
          </table:table-cell>
          <table:table-cell office:value-type="float" office:value="0.169255" calcext:value-type="float">
            <text:p>0.1692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072690000000" calcext:value-type="float">
            <text:p>1072690000000</text:p>
          </table:table-cell>
          <table:table-cell office:value-type="float" office:value="0.079793" calcext:value-type="float">
            <text:p>0.079793</text:p>
          </table:table-cell>
          <table:table-cell office:value-type="float" office:value="13.4435" calcext:value-type="float">
            <text:p>13.4435</text:p>
          </table:table-cell>
          <table:table-cell office:value-type="float" office:value="0.325693" calcext:value-type="float">
            <text:p>0.3256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294126000000" calcext:value-type="float">
            <text:p>294126000000</text:p>
          </table:table-cell>
          <table:table-cell office:value-type="float" office:value="0.0269366" calcext:value-type="float">
            <text:p>0.0269366</text:p>
          </table:table-cell>
          <table:table-cell office:value-type="float" office:value="10.9192" calcext:value-type="float">
            <text:p>10.9192</text:p>
          </table:table-cell>
          <table:table-cell office:value-type="float" office:value="0.109948" calcext:value-type="float">
            <text:p>0.1099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589405000000" calcext:value-type="float">
            <text:p>589405000000</text:p>
          </table:table-cell>
          <table:table-cell office:value-type="float" office:value="0.0456039" calcext:value-type="float">
            <text:p>0.0456039</text:p>
          </table:table-cell>
          <table:table-cell office:value-type="float" office:value="12.9244" calcext:value-type="float">
            <text:p>12.9244</text:p>
          </table:table-cell>
          <table:table-cell office:value-type="float" office:value="0.186143" calcext:value-type="float">
            <text:p>0.1861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179960000000" calcext:value-type="float">
            <text:p>1179960000000</text:p>
          </table:table-cell>
          <table:table-cell office:value-type="float" office:value="0.0877419" calcext:value-type="float">
            <text:p>0.0877419</text:p>
          </table:table-cell>
          <table:table-cell office:value-type="float" office:value="13.4481" calcext:value-type="float">
            <text:p>13.4481</text:p>
          </table:table-cell>
          <table:table-cell office:value-type="float" office:value="0.358138" calcext:value-type="float">
            <text:p>0.3581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320864000000" calcext:value-type="float">
            <text:p>320864000000</text:p>
          </table:table-cell>
          <table:table-cell office:value-type="float" office:value="0.0293833" calcext:value-type="float">
            <text:p>0.0293833</text:p>
          </table:table-cell>
          <table:table-cell office:value-type="float" office:value="10.92" calcext:value-type="float">
            <text:p>10.92</text:p>
          </table:table-cell>
          <table:table-cell office:value-type="float" office:value="0.119935" calcext:value-type="float">
            <text:p>0.1199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642987000000" calcext:value-type="float">
            <text:p>642987000000</text:p>
          </table:table-cell>
          <table:table-cell office:value-type="float" office:value="0.0497454" calcext:value-type="float">
            <text:p>0.0497454</text:p>
          </table:table-cell>
          <table:table-cell office:value-type="float" office:value="12.9256" calcext:value-type="float">
            <text:p>12.9256</text:p>
          </table:table-cell>
          <table:table-cell office:value-type="float" office:value="0.203047" calcext:value-type="float">
            <text:p>0.2030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287230000000" calcext:value-type="float">
            <text:p>1287230000000</text:p>
          </table:table-cell>
          <table:table-cell office:value-type="float" office:value="0.0956878" calcext:value-type="float">
            <text:p>0.0956878</text:p>
          </table:table-cell>
          <table:table-cell office:value-type="float" office:value="13.4524" calcext:value-type="float">
            <text:p>13.4524</text:p>
          </table:table-cell>
          <table:table-cell office:value-type="float" office:value="0.390571" calcext:value-type="float">
            <text:p>0.3905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6" calcext:value-type="float">
            <text:p>41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347603000000" calcext:value-type="float">
            <text:p>347603000000</text:p>
          </table:table-cell>
          <table:table-cell office:value-type="float" office:value="0.0318132" calcext:value-type="float">
            <text:p>0.0318132</text:p>
          </table:table-cell>
          <table:table-cell office:value-type="float" office:value="10.9264" calcext:value-type="float">
            <text:p>10.9264</text:p>
          </table:table-cell>
          <table:table-cell office:value-type="float" office:value="0.129853" calcext:value-type="float">
            <text:p>0.1298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16" calcext:value-type="float">
            <text:p>41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696569000000" calcext:value-type="float">
            <text:p>696569000000</text:p>
          </table:table-cell>
          <table:table-cell office:value-type="float" office:value="0.0538984" calcext:value-type="float">
            <text:p>0.0538984</text:p>
          </table:table-cell>
          <table:table-cell office:value-type="float" office:value="12.9237" calcext:value-type="float">
            <text:p>12.9237</text:p>
          </table:table-cell>
          <table:table-cell office:value-type="float" office:value="0.219999" calcext:value-type="float">
            <text:p>0.21999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16" calcext:value-type="float">
            <text:p>41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394500000000" calcext:value-type="float">
            <text:p>1394500000000</text:p>
          </table:table-cell>
          <table:table-cell office:value-type="float" office:value="0.103666" calcext:value-type="float">
            <text:p>0.103666</text:p>
          </table:table-cell>
          <table:table-cell office:value-type="float" office:value="13.4519" calcext:value-type="float">
            <text:p>13.4519</text:p>
          </table:table-cell>
          <table:table-cell office:value-type="float" office:value="0.423136" calcext:value-type="float">
            <text:p>0.4231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374342000000" calcext:value-type="float">
            <text:p>374342000000</text:p>
          </table:table-cell>
          <table:table-cell office:value-type="float" office:value="0.0342566" calcext:value-type="float">
            <text:p>0.0342566</text:p>
          </table:table-cell>
          <table:table-cell office:value-type="float" office:value="10.9276" calcext:value-type="float">
            <text:p>10.9276</text:p>
          </table:table-cell>
          <table:table-cell office:value-type="float" office:value="0.139826" calcext:value-type="float">
            <text:p>0.1398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750151000000" calcext:value-type="float">
            <text:p>750151000000</text:p>
          </table:table-cell>
          <table:table-cell office:value-type="float" office:value="0.0580624" calcext:value-type="float">
            <text:p>0.0580624</text:p>
          </table:table-cell>
          <table:table-cell office:value-type="float" office:value="12.9197" calcext:value-type="float">
            <text:p>12.9197</text:p>
          </table:table-cell>
          <table:table-cell office:value-type="float" office:value="0.236995" calcext:value-type="float">
            <text:p>0.2369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501770000000" calcext:value-type="float">
            <text:p>1501770000000</text:p>
          </table:table-cell>
          <table:table-cell office:value-type="float" office:value="0.111732" calcext:value-type="float">
            <text:p>0.111732</text:p>
          </table:table-cell>
          <table:table-cell office:value-type="float" office:value="13.4408" calcext:value-type="float">
            <text:p>13.4408</text:p>
          </table:table-cell>
          <table:table-cell office:value-type="float" office:value="0.456059" calcext:value-type="float">
            <text:p>0.4560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401080000000" calcext:value-type="float">
            <text:p>401080000000</text:p>
          </table:table-cell>
          <table:table-cell office:value-type="float" office:value="0.0366399" calcext:value-type="float">
            <text:p>0.0366399</text:p>
          </table:table-cell>
          <table:table-cell office:value-type="float" office:value="10.9465" calcext:value-type="float">
            <text:p>10.9465</text:p>
          </table:table-cell>
          <table:table-cell office:value-type="float" office:value="0.149554" calcext:value-type="float">
            <text:p>0.1495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803734000000" calcext:value-type="float">
            <text:p>803734000000</text:p>
          </table:table-cell>
          <table:table-cell office:value-type="float" office:value="0.062197" calcext:value-type="float">
            <text:p>0.062197</text:p>
          </table:table-cell>
          <table:table-cell office:value-type="float" office:value="12.9224" calcext:value-type="float">
            <text:p>12.9224</text:p>
          </table:table-cell>
          <table:table-cell office:value-type="float" office:value="0.253871" calcext:value-type="float">
            <text:p>0.2538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609040000000" calcext:value-type="float">
            <text:p>1609040000000</text:p>
          </table:table-cell>
          <table:table-cell office:value-type="float" office:value="0.119687" calcext:value-type="float">
            <text:p>0.119687</text:p>
          </table:table-cell>
          <table:table-cell office:value-type="float" office:value="13.4437" calcext:value-type="float">
            <text:p>13.4437</text:p>
          </table:table-cell>
          <table:table-cell office:value-type="float" office:value="0.48853" calcext:value-type="float">
            <text:p>0.488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427819000000" calcext:value-type="float">
            <text:p>427819000000</text:p>
          </table:table-cell>
          <table:table-cell office:value-type="float" office:value="0.0390797" calcext:value-type="float">
            <text:p>0.0390797</text:p>
          </table:table-cell>
          <table:table-cell office:value-type="float" office:value="10.9473" calcext:value-type="float">
            <text:p>10.9473</text:p>
          </table:table-cell>
          <table:table-cell office:value-type="float" office:value="0.159513" calcext:value-type="float">
            <text:p>0.1595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857316000000" calcext:value-type="float">
            <text:p>857316000000</text:p>
          </table:table-cell>
          <table:table-cell office:value-type="float" office:value="0.0663333" calcext:value-type="float">
            <text:p>0.0663333</text:p>
          </table:table-cell>
          <table:table-cell office:value-type="float" office:value="12.9244" calcext:value-type="float">
            <text:p>12.9244</text:p>
          </table:table-cell>
          <table:table-cell office:value-type="float" office:value="0.270754" calcext:value-type="float">
            <text:p>0.2707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716310000000" calcext:value-type="float">
            <text:p>1716310000000</text:p>
          </table:table-cell>
          <table:table-cell office:value-type="float" office:value="0.127649" calcext:value-type="float">
            <text:p>0.127649</text:p>
          </table:table-cell>
          <table:table-cell office:value-type="float" office:value="13.4455" calcext:value-type="float">
            <text:p>13.4455</text:p>
          </table:table-cell>
          <table:table-cell office:value-type="float" office:value="0.521028" calcext:value-type="float">
            <text:p>0.5210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44" calcext:value-type="float">
            <text:p>54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454558000000" calcext:value-type="float">
            <text:p>454558000000</text:p>
          </table:table-cell>
          <table:table-cell office:value-type="float" office:value="0.0415228" calcext:value-type="float">
            <text:p>0.0415228</text:p>
          </table:table-cell>
          <table:table-cell office:value-type="float" office:value="10.9472" calcext:value-type="float">
            <text:p>10.9472</text:p>
          </table:table-cell>
          <table:table-cell office:value-type="float" office:value="0.169485" calcext:value-type="float">
            <text:p>0.1694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4" calcext:value-type="float">
            <text:p>54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910898000000" calcext:value-type="float">
            <text:p>910898000000</text:p>
          </table:table-cell>
          <table:table-cell office:value-type="float" office:value="0.0704804" calcext:value-type="float">
            <text:p>0.0704804</text:p>
          </table:table-cell>
          <table:table-cell office:value-type="float" office:value="12.9241" calcext:value-type="float">
            <text:p>12.9241</text:p>
          </table:table-cell>
          <table:table-cell office:value-type="float" office:value="0.287682" calcext:value-type="float">
            <text:p>0.2876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44" calcext:value-type="float">
            <text:p>54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823580000000" calcext:value-type="float">
            <text:p>1823580000000</text:p>
          </table:table-cell>
          <table:table-cell office:value-type="float" office:value="0.135579" calcext:value-type="float">
            <text:p>0.135579</text:p>
          </table:table-cell>
          <table:table-cell office:value-type="float" office:value="13.4503" calcext:value-type="float">
            <text:p>13.4503</text:p>
          </table:table-cell>
          <table:table-cell office:value-type="float" office:value="0.553396" calcext:value-type="float">
            <text:p>0.5533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6" calcext:value-type="float">
            <text:p>57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481296000000" calcext:value-type="float">
            <text:p>481296000000</text:p>
          </table:table-cell>
          <table:table-cell office:value-type="float" office:value="0.0440361" calcext:value-type="float">
            <text:p>0.0440361</text:p>
          </table:table-cell>
          <table:table-cell office:value-type="float" office:value="10.9296" calcext:value-type="float">
            <text:p>10.9296</text:p>
          </table:table-cell>
          <table:table-cell office:value-type="float" office:value="0.179743" calcext:value-type="float">
            <text:p>0.1797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76" calcext:value-type="float">
            <text:p>57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964480000000" calcext:value-type="float">
            <text:p>964480000000</text:p>
          </table:table-cell>
          <table:table-cell office:value-type="float" office:value="0.0746269" calcext:value-type="float">
            <text:p>0.0746269</text:p>
          </table:table-cell>
          <table:table-cell office:value-type="float" office:value="12.924" calcext:value-type="float">
            <text:p>12.924</text:p>
          </table:table-cell>
          <table:table-cell office:value-type="float" office:value="0.304607" calcext:value-type="float">
            <text:p>0.3046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76" calcext:value-type="float">
            <text:p>57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930850000000" calcext:value-type="float">
            <text:p>1930850000000</text:p>
          </table:table-cell>
          <table:table-cell office:value-type="float" office:value="0.143541" calcext:value-type="float">
            <text:p>0.143541</text:p>
          </table:table-cell>
          <table:table-cell office:value-type="float" office:value="13.4515" calcext:value-type="float">
            <text:p>13.4515</text:p>
          </table:table-cell>
          <table:table-cell office:value-type="float" office:value="0.585895" calcext:value-type="float">
            <text:p>0.5858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8" calcext:value-type="float">
            <text:p>60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508035000000" calcext:value-type="float">
            <text:p>508035000000</text:p>
          </table:table-cell>
          <table:table-cell office:value-type="float" office:value="0.0463989" calcext:value-type="float">
            <text:p>0.0463989</text:p>
          </table:table-cell>
          <table:table-cell office:value-type="float" office:value="10.9493" calcext:value-type="float">
            <text:p>10.9493</text:p>
          </table:table-cell>
          <table:table-cell office:value-type="float" office:value="0.189388" calcext:value-type="float">
            <text:p>0.1893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08" calcext:value-type="float">
            <text:p>60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018060000000" calcext:value-type="float">
            <text:p>1018060000000</text:p>
          </table:table-cell>
          <table:table-cell office:value-type="float" office:value="0.0787758" calcext:value-type="float">
            <text:p>0.0787758</text:p>
          </table:table-cell>
          <table:table-cell office:value-type="float" office:value="12.9235" calcext:value-type="float">
            <text:p>12.9235</text:p>
          </table:table-cell>
          <table:table-cell office:value-type="float" office:value="0.321541" calcext:value-type="float">
            <text:p>0.3215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08" calcext:value-type="float">
            <text:p>60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2038120000000" calcext:value-type="float">
            <text:p>2038120000000</text:p>
          </table:table-cell>
          <table:table-cell office:value-type="float" office:value="0.151569" calcext:value-type="float">
            <text:p>0.151569</text:p>
          </table:table-cell>
          <table:table-cell office:value-type="float" office:value="13.4468" calcext:value-type="float">
            <text:p>13.4468</text:p>
          </table:table-cell>
          <table:table-cell office:value-type="float" office:value="0.618663" calcext:value-type="float">
            <text:p>0.6186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534774000000" calcext:value-type="float">
            <text:p>534774000000</text:p>
          </table:table-cell>
          <table:table-cell office:value-type="float" office:value="0.048925" calcext:value-type="float">
            <text:p>0.048925</text:p>
          </table:table-cell>
          <table:table-cell office:value-type="float" office:value="10.9305" calcext:value-type="float">
            <text:p>10.9305</text:p>
          </table:table-cell>
          <table:table-cell office:value-type="float" office:value="0.199698" calcext:value-type="float">
            <text:p>0.1996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071640000000" calcext:value-type="float">
            <text:p>1071640000000</text:p>
          </table:table-cell>
          <table:table-cell office:value-type="float" office:value="0.0829232" calcext:value-type="float">
            <text:p>0.0829232</text:p>
          </table:table-cell>
          <table:table-cell office:value-type="float" office:value="12.9233" calcext:value-type="float">
            <text:p>12.9233</text:p>
          </table:table-cell>
          <table:table-cell office:value-type="float" office:value="0.33847" calcext:value-type="float">
            <text:p>0.338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2145390000000" calcext:value-type="float">
            <text:p>2145390000000</text:p>
          </table:table-cell>
          <table:table-cell office:value-type="float" office:value="0.159563" calcext:value-type="float">
            <text:p>0.159563</text:p>
          </table:table-cell>
          <table:table-cell office:value-type="float" office:value="13.4454" calcext:value-type="float">
            <text:p>13.4454</text:p>
          </table:table-cell>
          <table:table-cell office:value-type="float" office:value="0.651292" calcext:value-type="float">
            <text:p>0.6512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72" calcext:value-type="float">
            <text:p>67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561512000000" calcext:value-type="float">
            <text:p>561512000000</text:p>
          </table:table-cell>
          <table:table-cell office:value-type="float" office:value="0.0513751" calcext:value-type="float">
            <text:p>0.0513751</text:p>
          </table:table-cell>
          <table:table-cell office:value-type="float" office:value="10.9297" calcext:value-type="float">
            <text:p>10.9297</text:p>
          </table:table-cell>
          <table:table-cell office:value-type="float" office:value="0.209699" calcext:value-type="float">
            <text:p>0.2096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72" calcext:value-type="float">
            <text:p>67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125230000000" calcext:value-type="float">
            <text:p>1125230000000</text:p>
          </table:table-cell>
          <table:table-cell office:value-type="float" office:value="0.0870557" calcext:value-type="float">
            <text:p>0.0870557</text:p>
          </table:table-cell>
          <table:table-cell office:value-type="float" office:value="12.9254" calcext:value-type="float">
            <text:p>12.9254</text:p>
          </table:table-cell>
          <table:table-cell office:value-type="float" office:value="0.355338" calcext:value-type="float">
            <text:p>0.3553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72" calcext:value-type="float">
            <text:p>67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2252660000000" calcext:value-type="float">
            <text:p>2252660000000</text:p>
          </table:table-cell>
          <table:table-cell office:value-type="float" office:value="0.167529" calcext:value-type="float">
            <text:p>0.167529</text:p>
          </table:table-cell>
          <table:table-cell office:value-type="float" office:value="13.4464" calcext:value-type="float">
            <text:p>13.4464</text:p>
          </table:table-cell>
          <table:table-cell office:value-type="float" office:value="0.683807" calcext:value-type="float">
            <text:p>0.6838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4" calcext:value-type="float">
            <text:p>70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588251000000" calcext:value-type="float">
            <text:p>588251000000</text:p>
          </table:table-cell>
          <table:table-cell office:value-type="float" office:value="0.0537208" calcext:value-type="float">
            <text:p>0.0537208</text:p>
          </table:table-cell>
          <table:table-cell office:value-type="float" office:value="10.9502" calcext:value-type="float">
            <text:p>10.9502</text:p>
          </table:table-cell>
          <table:table-cell office:value-type="float" office:value="0.219274" calcext:value-type="float">
            <text:p>0.2192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04" calcext:value-type="float">
            <text:p>70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178810000000" calcext:value-type="float">
            <text:p>1178810000000</text:p>
          </table:table-cell>
          <table:table-cell office:value-type="float" office:value="0.0912018" calcext:value-type="float">
            <text:p>0.0912018</text:p>
          </table:table-cell>
          <table:table-cell office:value-type="float" office:value="12.9253" calcext:value-type="float">
            <text:p>12.9253</text:p>
          </table:table-cell>
          <table:table-cell office:value-type="float" office:value="0.372261" calcext:value-type="float">
            <text:p>0.3722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4" calcext:value-type="float">
            <text:p>70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2359930000000" calcext:value-type="float">
            <text:p>2359930000000</text:p>
          </table:table-cell>
          <table:table-cell office:value-type="float" office:value="0.175469" calcext:value-type="float">
            <text:p>0.175469</text:p>
          </table:table-cell>
          <table:table-cell office:value-type="float" office:value="13.4492" calcext:value-type="float">
            <text:p>13.4492</text:p>
          </table:table-cell>
          <table:table-cell office:value-type="float" office:value="0.716216" calcext:value-type="float">
            <text:p>0.7162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641729000000" calcext:value-type="float">
            <text:p>641729000000</text:p>
          </table:table-cell>
          <table:table-cell office:value-type="float" office:value="0.0587033" calcext:value-type="float">
            <text:p>0.0587033</text:p>
          </table:table-cell>
          <table:table-cell office:value-type="float" office:value="10.9317" calcext:value-type="float">
            <text:p>10.9317</text:p>
          </table:table-cell>
          <table:table-cell office:value-type="float" office:value="0.239611" calcext:value-type="float">
            <text:p>0.2396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285970000000" calcext:value-type="float">
            <text:p>1285970000000</text:p>
          </table:table-cell>
          <table:table-cell office:value-type="float" office:value="0.0994819" calcext:value-type="float">
            <text:p>0.0994819</text:p>
          </table:table-cell>
          <table:table-cell office:value-type="float" office:value="12.9267" calcext:value-type="float">
            <text:p>12.9267</text:p>
          </table:table-cell>
          <table:table-cell office:value-type="float" office:value="0.406058" calcext:value-type="float">
            <text:p>0.4060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2574460000000" calcext:value-type="float">
            <text:p>2574460000000</text:p>
          </table:table-cell>
          <table:table-cell office:value-type="float" office:value="0.191378" calcext:value-type="float">
            <text:p>0.191378</text:p>
          </table:table-cell>
          <table:table-cell office:value-type="float" office:value="13.4522" calcext:value-type="float">
            <text:p>13.4522</text:p>
          </table:table-cell>
          <table:table-cell office:value-type="float" office:value="0.781153" calcext:value-type="float">
            <text:p>0.7811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668467000000" calcext:value-type="float">
            <text:p>668467000000</text:p>
          </table:table-cell>
          <table:table-cell office:value-type="float" office:value="0.0611465" calcext:value-type="float">
            <text:p>0.0611465</text:p>
          </table:table-cell>
          <table:table-cell office:value-type="float" office:value="10.9322" calcext:value-type="float">
            <text:p>10.9322</text:p>
          </table:table-cell>
          <table:table-cell office:value-type="float" office:value="0.249583" calcext:value-type="float">
            <text:p>0.2495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339560000000" calcext:value-type="float">
            <text:p>1339560000000</text:p>
          </table:table-cell>
          <table:table-cell office:value-type="float" office:value="0.103634" calcext:value-type="float">
            <text:p>0.103634</text:p>
          </table:table-cell>
          <table:table-cell office:value-type="float" office:value="12.9258" calcext:value-type="float">
            <text:p>12.9258</text:p>
          </table:table-cell>
          <table:table-cell office:value-type="float" office:value="0.423006" calcext:value-type="float">
            <text:p>0.4230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2681730000000" calcext:value-type="float">
            <text:p>2681730000000</text:p>
          </table:table-cell>
          <table:table-cell office:value-type="float" office:value="0.199343" calcext:value-type="float">
            <text:p>0.199343</text:p>
          </table:table-cell>
          <table:table-cell office:value-type="float" office:value="13.4529" calcext:value-type="float">
            <text:p>13.4529</text:p>
          </table:table-cell>
          <table:table-cell office:value-type="float" office:value="0.813664" calcext:value-type="float">
            <text:p>0.8136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32" calcext:value-type="float">
            <text:p>83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695206000000" calcext:value-type="float">
            <text:p>695206000000</text:p>
          </table:table-cell>
          <table:table-cell office:value-type="float" office:value="0.0635863" calcext:value-type="float">
            <text:p>0.0635863</text:p>
          </table:table-cell>
          <table:table-cell office:value-type="float" office:value="10.9333" calcext:value-type="float">
            <text:p>10.9333</text:p>
          </table:table-cell>
          <table:table-cell office:value-type="float" office:value="0.259542" calcext:value-type="float">
            <text:p>0.2595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32" calcext:value-type="float">
            <text:p>83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393140000000" calcext:value-type="float">
            <text:p>1393140000000</text:p>
          </table:table-cell>
          <table:table-cell office:value-type="float" office:value="0.107772" calcext:value-type="float">
            <text:p>0.107772</text:p>
          </table:table-cell>
          <table:table-cell office:value-type="float" office:value="12.9267" calcext:value-type="float">
            <text:p>12.9267</text:p>
          </table:table-cell>
          <table:table-cell office:value-type="float" office:value="0.439896" calcext:value-type="float">
            <text:p>0.4398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32" calcext:value-type="float">
            <text:p>83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2789000000000" calcext:value-type="float">
            <text:p>2789000000000</text:p>
          </table:table-cell>
          <table:table-cell office:value-type="float" office:value="0.207349" calcext:value-type="float">
            <text:p>0.207349</text:p>
          </table:table-cell>
          <table:table-cell office:value-type="float" office:value="13.4508" calcext:value-type="float">
            <text:p>13.4508</text:p>
          </table:table-cell>
          <table:table-cell office:value-type="float" office:value="0.846342" calcext:value-type="float">
            <text:p>0.8463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64" calcext:value-type="float">
            <text:p>86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721945000000" calcext:value-type="float">
            <text:p>721945000000</text:p>
          </table:table-cell>
          <table:table-cell office:value-type="float" office:value="0.0660303" calcext:value-type="float">
            <text:p>0.0660303</text:p>
          </table:table-cell>
          <table:table-cell office:value-type="float" office:value="10.9335" calcext:value-type="float">
            <text:p>10.9335</text:p>
          </table:table-cell>
          <table:table-cell office:value-type="float" office:value="0.269518" calcext:value-type="float">
            <text:p>0.2695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64" calcext:value-type="float">
            <text:p>86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446720000000" calcext:value-type="float">
            <text:p>1446720000000</text:p>
          </table:table-cell>
          <table:table-cell office:value-type="float" office:value="0.111912" calcext:value-type="float">
            <text:p>0.111912</text:p>
          </table:table-cell>
          <table:table-cell office:value-type="float" office:value="12.9273" calcext:value-type="float">
            <text:p>12.9273</text:p>
          </table:table-cell>
          <table:table-cell office:value-type="float" office:value="0.456794" calcext:value-type="float">
            <text:p>0.4567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64" calcext:value-type="float">
            <text:p>86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2896270000000" calcext:value-type="float">
            <text:p>2896270000000</text:p>
          </table:table-cell>
          <table:table-cell office:value-type="float" office:value="0.215356" calcext:value-type="float">
            <text:p>0.215356</text:p>
          </table:table-cell>
          <table:table-cell office:value-type="float" office:value="13.4488" calcext:value-type="float">
            <text:p>13.4488</text:p>
          </table:table-cell>
          <table:table-cell office:value-type="float" office:value="0.879024" calcext:value-type="float">
            <text:p>0.8790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96" calcext:value-type="float">
            <text:p>89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748683000000" calcext:value-type="float">
            <text:p>748683000000</text:p>
          </table:table-cell>
          <table:table-cell office:value-type="float" office:value="0.0684784" calcext:value-type="float">
            <text:p>0.0684784</text:p>
          </table:table-cell>
          <table:table-cell office:value-type="float" office:value="10.9331" calcext:value-type="float">
            <text:p>10.9331</text:p>
          </table:table-cell>
          <table:table-cell office:value-type="float" office:value="0.27951" calcext:value-type="float">
            <text:p>0.279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96" calcext:value-type="float">
            <text:p>89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500300000000" calcext:value-type="float">
            <text:p>1500300000000</text:p>
          </table:table-cell>
          <table:table-cell office:value-type="float" office:value="0.11605" calcext:value-type="float">
            <text:p>0.11605</text:p>
          </table:table-cell>
          <table:table-cell office:value-type="float" office:value="12.9281" calcext:value-type="float">
            <text:p>12.9281</text:p>
          </table:table-cell>
          <table:table-cell office:value-type="float" office:value="0.473684" calcext:value-type="float">
            <text:p>0.4736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96" calcext:value-type="float">
            <text:p>89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3003540000000" calcext:value-type="float">
            <text:p>3003540000000</text:p>
          </table:table-cell>
          <table:table-cell office:value-type="float" office:value="0.223312" calcext:value-type="float">
            <text:p>0.223312</text:p>
          </table:table-cell>
          <table:table-cell office:value-type="float" office:value="13.45" calcext:value-type="float">
            <text:p>13.45</text:p>
          </table:table-cell>
          <table:table-cell office:value-type="float" office:value="0.911498" calcext:value-type="float">
            <text:p>0.9114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28" calcext:value-type="float">
            <text:p>92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775422000000" calcext:value-type="float">
            <text:p>775422000000</text:p>
          </table:table-cell>
          <table:table-cell office:value-type="float" office:value="0.0709274" calcext:value-type="float">
            <text:p>0.0709274</text:p>
          </table:table-cell>
          <table:table-cell office:value-type="float" office:value="10.9326" calcext:value-type="float">
            <text:p>10.9326</text:p>
          </table:table-cell>
          <table:table-cell office:value-type="float" office:value="0.289506" calcext:value-type="float">
            <text:p>0.2895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28" calcext:value-type="float">
            <text:p>92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553880000000" calcext:value-type="float">
            <text:p>1553880000000</text:p>
          </table:table-cell>
          <table:table-cell office:value-type="float" office:value="0.11999" calcext:value-type="float">
            <text:p>0.11999</text:p>
          </table:table-cell>
          <table:table-cell office:value-type="float" office:value="12.9501" calcext:value-type="float">
            <text:p>12.9501</text:p>
          </table:table-cell>
          <table:table-cell office:value-type="float" office:value="0.489766" calcext:value-type="float">
            <text:p>0.4897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28" calcext:value-type="float">
            <text:p>92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3110810000000" calcext:value-type="float">
            <text:p>3110810000000</text:p>
          </table:table-cell>
          <table:table-cell office:value-type="float" office:value="0.231262" calcext:value-type="float">
            <text:p>0.231262</text:p>
          </table:table-cell>
          <table:table-cell office:value-type="float" office:value="13.4515" calcext:value-type="float">
            <text:p>13.4515</text:p>
          </table:table-cell>
          <table:table-cell office:value-type="float" office:value="0.943948" calcext:value-type="float">
            <text:p>0.9439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802161000000" calcext:value-type="float">
            <text:p>802161000000</text:p>
          </table:table-cell>
          <table:table-cell office:value-type="float" office:value="0.0732426" calcext:value-type="float">
            <text:p>0.0732426</text:p>
          </table:table-cell>
          <table:table-cell office:value-type="float" office:value="10.9521" calcext:value-type="float">
            <text:p>10.9521</text:p>
          </table:table-cell>
          <table:table-cell office:value-type="float" office:value="0.298956" calcext:value-type="float">
            <text:p>0.2989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607470000000" calcext:value-type="float">
            <text:p>1607470000000</text:p>
          </table:table-cell>
          <table:table-cell office:value-type="float" office:value="0.124341" calcext:value-type="float">
            <text:p>0.124341</text:p>
          </table:table-cell>
          <table:table-cell office:value-type="float" office:value="12.9279" calcext:value-type="float">
            <text:p>12.9279</text:p>
          </table:table-cell>
          <table:table-cell office:value-type="float" office:value="0.507526" calcext:value-type="float">
            <text:p>0.5075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3218080000000" calcext:value-type="float">
            <text:p>3218080000000</text:p>
          </table:table-cell>
          <table:table-cell office:value-type="float" office:value="0.239224" calcext:value-type="float">
            <text:p>0.239224</text:p>
          </table:table-cell>
          <table:table-cell office:value-type="float" office:value="13.4522" calcext:value-type="float">
            <text:p>13.4522</text:p>
          </table:table-cell>
          <table:table-cell office:value-type="float" office:value="0.976447" calcext:value-type="float">
            <text:p>0.9764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2" calcext:value-type="float">
            <text:p>99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828899000000" calcext:value-type="float">
            <text:p>828899000000</text:p>
          </table:table-cell>
          <table:table-cell office:value-type="float" office:value="0.0756805" calcext:value-type="float">
            <text:p>0.0756805</text:p>
          </table:table-cell>
          <table:table-cell office:value-type="float" office:value="10.9526" calcext:value-type="float">
            <text:p>10.9526</text:p>
          </table:table-cell>
          <table:table-cell office:value-type="float" office:value="0.308907" calcext:value-type="float">
            <text:p>0.3089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92" calcext:value-type="float">
            <text:p>99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661050000000" calcext:value-type="float">
            <text:p>1661050000000</text:p>
          </table:table-cell>
          <table:table-cell office:value-type="float" office:value="0.128486" calcext:value-type="float">
            <text:p>0.128486</text:p>
          </table:table-cell>
          <table:table-cell office:value-type="float" office:value="12.9279" calcext:value-type="float">
            <text:p>12.9279</text:p>
          </table:table-cell>
          <table:table-cell office:value-type="float" office:value="0.524445" calcext:value-type="float">
            <text:p>0.5244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92" calcext:value-type="float">
            <text:p>99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3325350000000" calcext:value-type="float">
            <text:p>3325350000000</text:p>
          </table:table-cell>
          <table:table-cell office:value-type="float" office:value="0.247177" calcext:value-type="float">
            <text:p>0.247177</text:p>
          </table:table-cell>
          <table:table-cell office:value-type="float" office:value="13.4533" calcext:value-type="float">
            <text:p>13.4533</text:p>
          </table:table-cell>
          <table:table-cell office:value-type="float" office:value="1.00891" calcext:value-type="float">
            <text:p>1.008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855638000000" calcext:value-type="float">
            <text:p>855638000000</text:p>
          </table:table-cell>
          <table:table-cell office:value-type="float" office:value="0.0781214" calcext:value-type="float">
            <text:p>0.0781214</text:p>
          </table:table-cell>
          <table:table-cell office:value-type="float" office:value="10.9527" calcext:value-type="float">
            <text:p>10.9527</text:p>
          </table:table-cell>
          <table:table-cell office:value-type="float" office:value="0.31887" calcext:value-type="float">
            <text:p>0.318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1714630000000" calcext:value-type="float">
            <text:p>1714630000000</text:p>
          </table:table-cell>
          <table:table-cell office:value-type="float" office:value="0.132631" calcext:value-type="float">
            <text:p>0.132631</text:p>
          </table:table-cell>
          <table:table-cell office:value-type="float" office:value="12.9278" calcext:value-type="float">
            <text:p>12.9278</text:p>
          </table:table-cell>
          <table:table-cell office:value-type="float" office:value="0.541363" calcext:value-type="float">
            <text:p>0.5413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3432620000000" calcext:value-type="float">
            <text:p>3432620000000</text:p>
          </table:table-cell>
          <table:table-cell office:value-type="float" office:value="0.255224" calcext:value-type="float">
            <text:p>0.255224</text:p>
          </table:table-cell>
          <table:table-cell office:value-type="float" office:value="13.4494" calcext:value-type="float">
            <text:p>13.4494</text:p>
          </table:table-cell>
          <table:table-cell office:value-type="float" office:value="1.04175" calcext:value-type="float">
            <text:p>1.041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08T11:23:43.293746685</dc:date>
    <meta:editing-duration>PT3M2S</meta:editing-duration>
    <meta:editing-cycles>2</meta:editing-cycles>
    <meta:document-statistic meta:table-count="1" meta:cell-count="1033" meta:object-count="0"/>
    <meta:generator>LibreOffice/6.4.6.2$Linux_X86_64 LibreOffice_project/40$Build-2</meta:generator>
  </office:meta>
</office:document-meta>
</file>